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Title">
      <style:text-properties fo:font-size="20pt" style:font-size-asian="20pt" style:font-size-complex="20pt"/>
    </style:style>
    <style:style style:name="P3" style:family="paragraph" style:parent-style-name="Text_20_body">
      <style:text-properties fo:font-size="14pt" officeooo:rsid="0016687e" officeooo:paragraph-rsid="0016687e" style:font-size-asian="14pt" style:font-size-complex="14pt"/>
    </style:style>
    <style:style style:name="P4" style:family="paragraph" style:parent-style-name="Text_20_body">
      <style:text-properties fo:font-size="14pt" officeooo:rsid="001a230c" officeooo:paragraph-rsid="001a230c" style:font-size-asian="14pt" style:font-size-complex="14pt"/>
    </style:style>
    <style:style style:name="P5" style:family="paragraph" style:parent-style-name="Text_20_body">
      <style:text-properties fo:font-size="14pt" officeooo:rsid="001b6471" officeooo:paragraph-rsid="001b6471" style:font-size-asian="14pt" style:font-size-complex="14pt"/>
    </style:style>
    <style:style style:name="P6" style:family="paragraph" style:parent-style-name="Text_20_body">
      <style:text-properties fo:font-size="14pt" officeooo:rsid="001c57cf" officeooo:paragraph-rsid="001c57cf" style:font-size-asian="14pt" style:font-size-complex="14pt"/>
    </style:style>
    <style:style style:name="P7" style:family="paragraph" style:parent-style-name="Text_20_body">
      <style:text-properties fo:font-size="14pt" officeooo:rsid="001d71dd" officeooo:paragraph-rsid="001d71dd" style:font-size-asian="14pt" style:font-size-complex="14pt"/>
    </style:style>
    <style:style style:name="P8" style:family="paragraph" style:parent-style-name="Text_20_body">
      <style:text-properties fo:font-size="11pt" officeooo:rsid="001b6471" officeooo:paragraph-rsid="001b6471" style:font-size-asian="11pt" style:font-size-complex="11pt"/>
    </style:style>
    <style:style style:name="P9" style:family="paragraph" style:parent-style-name="Text_20_body">
      <style:text-properties fo:font-size="12pt" officeooo:rsid="001b6471" officeooo:paragraph-rsid="001b6471" style:font-size-asian="12pt" style:font-size-complex="12pt"/>
    </style:style>
    <style:style style:name="P10" style:family="paragraph" style:parent-style-name="Text_20_body">
      <style:text-properties fo:font-size="12pt" officeooo:rsid="001c57cf" officeooo:paragraph-rsid="001c57cf" style:font-size-asian="12pt" style:font-size-complex="12pt"/>
    </style:style>
    <style:style style:name="P11" style:family="paragraph" style:parent-style-name="Text_20_body">
      <style:text-properties fo:font-size="12pt" officeooo:rsid="001d71dd" officeooo:paragraph-rsid="001c57cf" style:font-size-asian="12pt" style:font-size-complex="12pt"/>
    </style:style>
    <style:style style:name="P12" style:family="paragraph" style:parent-style-name="Text_20_body">
      <style:text-properties fo:font-size="12pt" officeooo:rsid="001d71dd" officeooo:paragraph-rsid="001d71dd" style:font-size-asian="12pt" style:font-size-complex="12pt"/>
    </style:style>
    <style:style style:name="T1" style:family="text">
      <style:text-properties officeooo:rsid="001a2e68"/>
    </style:style>
    <style:style style:name="T2" style:family="text">
      <style:text-properties officeooo:rsid="001b71ca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Fork &amp; Exec</text:span> Assignment report</text:p>
      <text:p text:style-name="P1"/>
      <text:p text:style-name="P1"/>
      <text:p text:style-name="P5">Assignment1: Does exactly as required. Returns with code 1 if failed to fork</text:p>
      <text:p text:style-name="P5"/>
      <text:p text:style-name="P8">int main() {</text:p>
      <text:p text:style-name="P8"><text:s text:c="4"/>int res = fork();</text:p>
      <text:p text:style-name="P8"><text:s text:c="4"/>if (res == 0) {</text:p>
      <text:p text:style-name="P8"><text:s text:c="8"/>execl("/usr/bin/ls", "ls", NULL);</text:p>
      <text:p text:style-name="P8"><text:s text:c="8"/>perror("execl");</text:p>
      <text:p text:style-name="P8"><text:s text:c="8"/>return 0;</text:p>
      <text:p text:style-name="P8"><text:s text:c="4"/>} else if (res &lt; 0) {</text:p>
      <text:p text:style-name="P8"><text:s text:c="8"/>printf("Forking failed\n");</text:p>
      <text:p text:style-name="P8"><text:s text:c="8"/>return 1;</text:p>
      <text:p text:style-name="P8"><text:s text:c="4"/>}</text:p>
      <text:p text:style-name="P8"/>
      <text:p text:style-name="P8"><text:s text:c="4"/>printf("Parent process done \n");</text:p>
      <text:p text:style-name="P8">}</text:p>
      <text:p text:style-name="P5">Assignment2: I didn't want to duplicate code, so I used a loop. At first the res is 1 so that the parent can start the first fork too. <text:span text:style-name="T2">I use an array of strings to keep the list of commands. Since both "ls" and "date" executables exist in "/usr/bin" I just used strcat to contact that with the command name. </text:span></text:p>
      <text:p text:style-name="P9">int main() {</text:p>
      <text:p text:style-name="P9"><text:s text:c="4"/>char a[2][5] = {</text:p>
      <text:p text:style-name="P9"><text:s text:c="8"/>"ls",</text:p>
      <text:p text:style-name="P9"><text:s text:c="8"/>"date"</text:p>
      <text:p text:style-name="P9"><text:s text:c="4"/>};</text:p>
      <text:p text:style-name="P9"><text:s text:c="4"/>int res = 1;</text:p>
      <text:p text:style-name="P9"><text:s text:c="4"/>for (int i = 0; i &lt; 2; ++i) {</text:p>
      <text:p text:style-name="P9"><text:s text:c="8"/>printf("%s pid %d\n", a[i], getpid());</text:p>
      <text:p text:style-name="P9"><text:s text:c="8"/>res = fork();</text:p>
      <text:p text:style-name="P9"><text:soft-page-break/><text:s text:c="8"/>if (res == 0) {</text:p>
      <text:p text:style-name="P9"><text:s text:c="12"/>char b[15] = "/usr/bin/";</text:p>
      <text:p text:style-name="P9"><text:s text:c="12"/>strcat(b, a[i]);</text:p>
      <text:p text:style-name="P9"><text:s text:c="12"/>execl(b, a[i], NULL);</text:p>
      <text:p text:style-name="P9"><text:s text:c="12"/>perror("execl");</text:p>
      <text:p text:style-name="P9"><text:s text:c="8"/>} else if (res &lt; 0) {</text:p>
      <text:p text:style-name="P9"><text:s text:c="12"/>printf("Forking failed\n");</text:p>
      <text:p text:style-name="P9"><text:s text:c="12"/>return 1;</text:p>
      <text:p text:style-name="P9"><text:s text:c="8"/>}</text:p>
      <text:p text:style-name="P9"><text:s text:c="4"/>}</text:p>
      <text:p text:style-name="P9"><text:s text:c="4"/>printf("Parent process done \n");</text:p>
      <text:p text:style-name="P9">}</text:p>
      <text:p text:style-name="P5"/>
      <text:p text:style-name="P6">Assignment3: Does as required<text:line-break/><text:span text:style-name="T3">int main() {</text:span></text:p>
      <text:p text:style-name="P10"><text:s text:c="4"/>int res = fork();</text:p>
      <text:p text:style-name="P10"><text:s text:c="4"/>if (res == 0) {</text:p>
      <text:p text:style-name="P10"><text:s text:c="8"/>execl("/usr/bin/echo", "echo", "hello from the child process\n", NULL);</text:p>
      <text:p text:style-name="P10"><text:s text:c="8"/>perror("execl");</text:p>
      <text:p text:style-name="P10"><text:s text:c="8"/>return 0;</text:p>
      <text:p text:style-name="P10"><text:s text:c="4"/>} else if (res &lt; 0) {</text:p>
      <text:p text:style-name="P10"><text:s text:c="8"/>printf("Forking failed\n");</text:p>
      <text:p text:style-name="P10"><text:s text:c="8"/>return 1;</text:p>
      <text:p text:style-name="P10"><text:s text:c="4"/>}</text:p>
      <text:p text:style-name="P10"/>
      <text:p text:style-name="P10"><text:s text:c="4"/>printf("Parent process done \n");</text:p>
      <text:p text:style-name="P10">}</text:p>
      <text:p text:style-name="P11"/>
      <text:p text:style-name="P3"/>
      <text:p text:style-name="P7">Assignment4: I used relative path, assuming the executable will be run from the root folder of the repository.</text:p>
      <text:p text:style-name="P12">int main() {</text:p>
      <text:p text:style-name="P12"><text:soft-page-break/><text:s text:c="4"/>int res = fork();</text:p>
      <text:p text:style-name="P12"><text:s text:c="4"/>if (res == 0) {</text:p>
      <text:p text:style-name="P12"><text:s text:c="8"/>execl("/usr/bin/grep", "grep", <text:s/>"main", "./2_fork_exec/test.txt", NULL);</text:p>
      <text:p text:style-name="P12"><text:s text:c="8"/>perror("execl");</text:p>
      <text:p text:style-name="P12"><text:s text:c="8"/>return 0;</text:p>
      <text:p text:style-name="P12"><text:s text:c="4"/>} else if (res &lt; 0) {</text:p>
      <text:p text:style-name="P12"><text:s text:c="8"/>printf("Forking failed\n");</text:p>
      <text:p text:style-name="P12"><text:s text:c="8"/>return 1;</text:p>
      <text:p text:style-name="P12"><text:s text:c="4"/>}</text:p>
      <text:p text:style-name="P12"/>
      <text:p text:style-name="P12"><text:s text:c="4"/>printf("Parent process done \n");</text:p>
      <text:p text:style-name="P12">}</text:p>
      <text:p text:style-name="P4">Github repo: https://github.com/VaheHayrapetyan24/CS331_operating_system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6:13:52.282069694</meta:creation-date>
    <dc:date>2025-09-10T21:15:47.110133375</dc:date>
    <meta:editing-duration>PT17M1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3" meta:paragraph-count="62" meta:word-count="280" meta:character-count="1936" meta:non-whitespace-character-count="1384"/>
  </office:meta>
</office:document-meta>
</file>